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36"/>
    <style:style style:name="ce4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30"/>
    <style:style style:name="ce6" style:family="table-cell" style:parent-style-name="Default" style:data-style-name="N36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36">
      <style:table-cell-properties fo:border-top="thin solid #000000" fo:border-bottom="none" fo:border-left="thin solid #000000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fo:border-top="thin solid #000000" fo:border-bottom="none" fo:border-left="none" fo:border-right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000000" style:repeat-content="false"/>
      <style:paragraph-properties fo:text-align="center"/>
    </style:style>
    <style:style style:name="ce18" style:family="table-cell" style:parent-style-name="Default" style:data-style-name="N36">
      <style:table-cell-properties fo:border-top="none" fo:border-bottom="none" fo:border-left="thin solid #000000" fo:border-right="none" fo:background-color="#000000"/>
    </style:style>
    <style:style style:name="ce19" style:family="table-cell" style:parent-style-name="Default" style:data-style-name="N36">
      <style:table-cell-properties fo:border-top="none" fo:border-bottom="none" fo:border-left="none" fo:border-right="thin solid #000000" fo:background-color="#000000"/>
    </style:style>
    <style:style style:name="ce20" style:family="table-cell" style:parent-style-name="Default" style:data-style-name="N37">
      <style:table-cell-properties style:vertical-align="automatic" fo:background-color="#000000" style:repeat-content="false"/>
      <style:paragraph-properties fo:text-align="center"/>
    </style:style>
    <style:style style:name="ce21" style:family="table-cell" style:parent-style-name="Default" style:data-style-name="N0">
      <style:table-cell-properties fo:background-color="#000000"/>
    </style:style>
    <style:style style:name="ce22" style:family="table-cell" style:parent-style-name="Default" style:data-style-name="N0">
      <style:table-cell-properties fo:border-top="none" fo:border-bottom="none" fo:border-left="thin solid #000000" fo:border-right="none" fo:background-color="#000000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fo:background-color="#000000"/>
    </style:style>
    <style:style style:name="ce24" style:family="table-cell" style:parent-style-name="Default" style:data-style-name="N30">
      <style:table-cell-properties fo:background-color="#000000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26" style:family="table-cell" style:parent-style-name="Default" style:data-style-name="N36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27" style:family="table-cell" style:parent-style-name="Default" style:data-style-name="N36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8" style:family="table-cell" style:parent-style-name="Default" style:data-style-name="N37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29" style:family="table-cell" style:parent-style-name="Default" style:data-style-name="N37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34" style:family="table-cell" style:parent-style-name="Default" style:data-style-name="N39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36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8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39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44" style:family="table-cell" style:parent-style-name="Default" style:data-style-name="N39">
      <style:table-cell-properties fo:border-top="thin solid #000000" fo:border-bottom="none" fo:border-left="none" fo:border-right="none" style:vertical-align="automatic" style:repeat-content="false"/>
      <style:paragraph-properties fo:text-align="center"/>
    </style:style>
    <style:style style:name="ce45" style:family="table-cell" style:parent-style-name="Default" style:data-style-name="N30">
      <style:table-cell-properties fo:border-top="thin solid #000000" fo:border-bottom="none" fo:border-left="none" fo:border-right="none" style:vertical-align="automatic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0000" style:repeat-content="false"/>
      <style:paragraph-properties fo:text-align="center"/>
    </style:style>
    <style:style style:name="ce47" style:family="table-cell" style:parent-style-name="Default" style:data-style-name="N36">
      <style:table-cell-properties fo:border-top="thin solid #000000" fo:border-bottom="none" fo:border-left="thin solid #000000" fo:border-right="none" fo:background-color="#000000"/>
    </style:style>
    <style:style style:name="ce48" style:family="table-cell" style:parent-style-name="Default" style:data-style-name="N36">
      <style:table-cell-properties fo:border-top="thin solid #000000" fo:border-bottom="none" fo:border-left="none" fo:border-right="thin solid #000000" fo:background-color="#000000"/>
    </style:style>
    <style:style style:name="ce49" style:family="table-cell" style:parent-style-name="Default" style:data-style-name="N37">
      <style:table-cell-properties fo:border-top="thin solid #000000" fo:border-bottom="none" fo:border-left="none" fo:border-right="thin solid #000000" style:vertical-align="automatic" fo:background-color="#000000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thin solid #000000" fo:background-color="#000000"/>
    </style:style>
    <style:style style:name="ce51" style:family="table-cell" style:parent-style-name="Default" style:data-style-name="N36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52" style:family="table-cell" style:parent-style-name="Default" style:data-style-name="N0">
      <style:table-cell-properties fo:border="thin solid #000000"/>
    </style:style>
    <style:style style:name="ce53" style:family="table-cell" style:parent-style-name="Default" style:data-style-name="N36">
      <style:table-cell-properties fo:border-top="thin solid #000000" fo:border-bottom="none" fo:border-left="none" fo:border-right="thin solid #000000"/>
    </style:style>
    <style:style style:name="ce54" style:family="table-cell" style:parent-style-name="Default" style:data-style-name="N38">
      <style:table-cell-properties fo:border-top="thin solid #000000" fo:border-bottom="none" fo:border-left="none" fo:border-right="none" style:vertical-align="automatic" style:repeat-content="false"/>
      <style:paragraph-properties fo:text-align="center"/>
    </style:style>
    <style:style style:name="ce55" style:family="table-cell" style:parent-style-name="Default" style:data-style-name="N3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57" style:family="table-cell" style:parent-style-name="Default" style:data-style-name="N0"/>
    <style:style style:name="ce58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59" style:family="table-cell" style:parent-style-name="Default" style:data-style-name="N36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60" style:family="table-cell" style:parent-style-name="Default" style:data-style-name="N36">
      <style:table-cell-properties fo:border-top="none" fo:border-bottom="none" fo:border-left="thin solid #000000" fo:border-right="thin solid #000000" fo:background-color="#000000"/>
    </style:style>
    <style:style style:name="ce61" style:family="table-cell" style:parent-style-name="Default" style:data-style-name="N38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62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63" style:family="table-cell" style:parent-style-name="Default" style:data-style-name="N36">
      <style:table-cell-properties fo:border-top="none" fo:border-bottom="none" fo:border-left="none" fo:border-right="thin solid #000000"/>
    </style:style>
    <style:style style:name="ce64" style:family="table-cell" style:parent-style-name="Default" style:data-style-name="N38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65" style:family="table-cell" style:parent-style-name="Default" style:data-style-name="N37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66" style:family="table-cell" style:parent-style-name="Default" style:data-style-name="N39">
      <style:table-cell-properties style:vertical-align="automatic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68" style:family="table-cell" style:parent-style-name="Default" style:data-style-name="N36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69" style:family="table-cell" style:parent-style-name="Default" style:data-style-name="N36">
      <style:table-cell-properties fo:border-top="none" fo:border-bottom="thin solid #000000" fo:border-left="none" fo:border-right="thin solid #000000"/>
    </style:style>
    <style:style style:name="ce70" style:family="table-cell" style:parent-style-name="Default" style:data-style-name="N38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71" style:family="table-cell" style:parent-style-name="Default" style:data-style-name="N37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72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73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74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75" style:family="table-cell" style:parent-style-name="Default" style:data-style-name="N39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76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77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o1" style:family="table-column">
      <style:table-column-properties fo:break-before="auto" style:column-width="2.09020833333333cm"/>
    </style:style>
    <style:style style:name="co2" style:family="table-column">
      <style:table-column-properties fo:break-before="auto" style:column-width="1.77270833333333cm"/>
    </style:style>
    <style:style style:name="co3" style:family="table-column">
      <style:table-column-properties fo:break-before="auto" style:column-width="1.93145833333333cm"/>
    </style:style>
    <style:style style:name="co4" style:family="table-column">
      <style:table-column-properties fo:break-before="auto" style:column-width="2.43416666666667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1.666875cm"/>
    </style:style>
    <style:style style:name="co7" style:family="table-column">
      <style:table-column-properties fo:break-before="auto" style:column-width="1.79916666666667cm"/>
    </style:style>
    <style:style style:name="co8" style:family="table-column">
      <style:table-column-properties fo:break-before="auto" style:column-width="2.83104166666667cm"/>
    </style:style>
    <style:style style:name="co9" style:family="table-column">
      <style:table-column-properties fo:break-before="auto" style:column-width="2.619375cm"/>
    </style:style>
    <style:style style:name="co10" style:family="table-column">
      <style:table-column-properties fo:break-before="auto" style:column-width="1.64041666666667cm"/>
    </style:style>
    <style:style style:name="co11" style:family="table-column">
      <style:table-column-properties fo:break-before="auto" style:column-width="5.715cm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13.9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2" table:default-cell-style-name="ce4"/>
        <table:table-column table:style-name="co1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2" table:default-cell-style-name="ce1"/>
        <table:table-column table:style-name="co6" table:number-columns-repeated="2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5"/>
        <table:table-column table:style-name="co11" table:default-cell-style-name="ce1"/>
        <table:table-column table:style-name="co6" table:number-columns-repeated="1004" table:default-cell-style-name="ce1"/>
        <table:table-column table:style-name="co12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 table:style-name="ce2"/>
          <table:table-cell office:value-type="string" table:style-name="ce6">
            <text:p>HANGAI_south2</text:p>
          </table:table-cell>
          <table:table-cell table:style-name="ce6"/>
          <table:table-cell table:number-columns-repeated="2" table:style-name="ce4"/>
          <table:table-cell table:number-columns-repeated="13" table:style-name="ce1"/>
          <table:table-cell table:style-name="ce5"/>
          <table:table-cell table:number-columns-repeated="16365" table:style-name="ce1"/>
        </table:table-row>
        <table:table-row table:style-name="ro2">
          <table:table-cell table:style-name="ce2"/>
          <table:table-cell office:value-type="string" table:style-name="ce6">
            <text:p>OPERATOR; jk</text:p>
          </table:table-cell>
          <table:table-cell table:style-name="ce6"/>
          <table:table-cell table:number-columns-repeated="2" table:style-name="ce4"/>
          <table:table-cell table:number-columns-repeated="13" table:style-name="ce1"/>
          <table:table-cell table:style-name="ce5"/>
          <table:table-cell table:number-columns-repeated="16365" table:style-name="ce1"/>
        </table:table-row>
        <table:table-row table:style-name="ro2">
          <table:table-cell office:value-type="string" table:style-name="ce7">
            <text:p>SITE NAME</text:p>
          </table:table-cell>
          <table:table-cell office:value-type="string" table:style-name="ce8">
            <text:p>DATE</text:p>
          </table:table-cell>
          <table:table-cell table:style-name="ce9"/>
          <table:table-cell office:value-type="string" table:style-name="ce10">
            <text:p>START</text:p>
          </table:table-cell>
          <table:table-cell office:value-type="string" table:style-name="ce10">
            <text:p>STOP</text:p>
          </table:table-cell>
          <table:table-cell office:value-type="string" table:style-name="ce11">
            <text:p>LAT /°</text:p>
          </table:table-cell>
          <table:table-cell office:value-type="string" table:style-name="ce12">
            <text:p>LONG /°</text:p>
          </table:table-cell>
          <table:table-cell office:value-type="string" table:style-name="ce13">
            <text:p>ELEV /m</text:p>
          </table:table-cell>
          <table:table-cell office:value-type="string" table:style-name="ce12">
            <text:p>TYPE</text:p>
          </table:table-cell>
          <table:table-cell office:value-type="string" table:style-name="ce12">
            <text:p>LOGGER</text:p>
          </table:table-cell>
          <table:table-cell office:value-type="string" table:style-name="ce12">
            <text:p>SBX</text:p>
          </table:table-cell>
          <table:table-cell office:value-type="string" table:style-name="ce12">
            <text:p>SAMPLE RATE /Hz</text:p>
          </table:table-cell>
          <table:table-cell office:value-type="string" table:style-name="ce11">
            <text:p>MAG, FLUX or X</text:p>
          </table:table-cell>
          <table:table-cell office:value-type="string" table:style-name="ce14">
            <text:p>Y</text:p>
          </table:table-cell>
          <table:table-cell office:value-type="string" table:style-name="ce15">
            <text:p>Z</text:p>
          </table:table-cell>
          <table:table-cell office:value-type="string" table:style-name="ce11">
            <text:p>LENGTH DIPOLE NS/EW /m</text:p>
          </table:table-cell>
          <table:table-cell office:value-type="string" table:style-name="ce12">
            <text:p>Voltage NS/EW /mV</text:p>
          </table:table-cell>
          <table:table-cell office:value-type="string" table:style-name="ce13">
            <text:p>Imp. NS/EW /kOhm</text:p>
          </table:table-cell>
          <table:table-cell office:value-type="string" table:style-name="ce16">
            <text:p>GAIN E/B</text:p>
          </table:table-cell>
          <table:table-cell office:value-type="string" table:style-name="ce7">
            <text:p>NOTES</text:p>
          </table:table-cell>
          <table:table-cell table:number-columns-repeated="16364" table:style-name="ce1"/>
        </table:table-row>
        <table:table-row table:style-name="ro2">
          <table:table-cell table:style-name="ce17"/>
          <table:table-cell table:style-name="ce18"/>
          <table:table-cell table:style-name="ce19"/>
          <table:table-cell table:number-columns-repeated="2" table:style-name="ce20"/>
          <table:table-cell table:number-columns-repeated="10" table:style-name="ce21"/>
          <table:table-cell table:style-name="ce22"/>
          <table:table-cell table:style-name="ce21"/>
          <table:table-cell table:style-name="ce23"/>
          <table:table-cell table:style-name="ce24"/>
          <table:table-cell table:style-name="ce21"/>
          <table:table-cell table:number-columns-repeated="16364" table:style-name="ce1"/>
        </table:table-row>
        <table:table-row table:style-name="ro2">
          <table:table-cell office:value-type="string" table:style-name="ce25">
            <text:p>4350B</text:p>
          </table:table-cell>
          <table:table-cell office:value-type="date" office:date-value="2016-07-30T00:00:00" table:style-name="ce26">
            <text:p>30.7.16</text:p>
          </table:table-cell>
          <table:table-cell office:value-type="date" office:date-value="2016-08-05T00:00:00" table:style-name="ce27">
            <text:p>5.8.16</text:p>
          </table:table-cell>
          <table:table-cell office:value-type="time" office:time-value="PT10H5M0S" table:style-name="ce28">
            <text:p>10:05</text:p>
          </table:table-cell>
          <table:table-cell office:value-type="time" office:time-value="PT2H0M0S" table:style-name="ce29">
            <text:p>02:00</text:p>
          </table:table-cell>
          <table:table-cell office:value-type="float" office:value="46.155949999999997" table:style-name="ce30">
            <text:p>46.15595</text:p>
          </table:table-cell>
          <table:table-cell office:value-type="float" office:value="99.515339999999995" table:style-name="ce31">
            <text:p>99.51534</text:p>
          </table:table-cell>
          <table:table-cell office:value-type="float" office:value="1846" table:style-name="ce32">
            <text:p>1846</text:p>
          </table:table-cell>
          <table:table-cell office:value-type="string" table:style-name="ce30">
            <text:p>SPAM</text:p>
          </table:table-cell>
          <table:table-cell office:value-type="float" office:value="56" table:style-name="ce31">
            <text:p>56</text:p>
          </table:table-cell>
          <table:table-cell office:value-type="float" office:value="106" table:style-name="ce31">
            <text:p>106</text:p>
          </table:table-cell>
          <table:table-cell office:value-type="string" table:style-name="ce32">
            <text:p>50 &amp; 500</text:p>
          </table:table-cell>
          <table:table-cell office:value-type="float" office:value="6403" table:style-name="ce30">
            <text:p>6403</text:p>
          </table:table-cell>
          <table:table-cell office:value-type="float" office:value="6402" table:style-name="ce31">
            <text:p>6402</text:p>
          </table:table-cell>
          <table:table-cell office:value-type="float" office:value="10010" table:style-name="ce32">
            <text:p>10010</text:p>
          </table:table-cell>
          <table:table-cell office:value-type="string" table:style-name="ce33">
            <text:p>60/60</text:p>
          </table:table-cell>
          <table:table-cell office:value-type="string" table:style-name="ce34">
            <text:p>15/25</text:p>
          </table:table-cell>
          <table:table-cell office:value-type="string" table:style-name="ce35">
            <text:p>0.7/0.8</text:p>
          </table:table-cell>
          <table:table-cell office:value-type="string" table:style-name="ce36">
            <text:p>8/4</text:p>
          </table:table-cell>
          <table:table-cell office:value-type="string" table:style-name="ce37">
            <text:p>eastern electrode disconnected after 3 days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25">
            <text:p>4350L</text:p>
          </table:table-cell>
          <table:table-cell office:value-type="date" office:date-value="2016-07-30T00:00:00" table:style-name="ce38">
            <text:p>30.7.16</text:p>
          </table:table-cell>
          <table:table-cell office:value-type="date" office:date-value="2016-08-11T00:00:00" table:style-name="ce39">
            <text:p>11.8.16</text:p>
          </table:table-cell>
          <table:table-cell office:value-type="time" office:time-value="PT10H15M0S" table:style-name="ce28">
            <text:p>10:15</text:p>
          </table:table-cell>
          <table:table-cell office:value-type="time" office:time-value="PT2H40M0S" table:style-name="ce29">
            <text:p>02:40</text:p>
          </table:table-cell>
          <table:table-cell office:value-type="float" office:value="46.155949999999997" table:style-name="ce33">
            <text:p>46.15595</text:p>
          </table:table-cell>
          <table:table-cell office:value-type="float" office:value="99.515339999999995" table:style-name="ce35">
            <text:p>99.51534</text:p>
          </table:table-cell>
          <table:table-cell office:value-type="float" office:value="1846" table:style-name="ce40">
            <text:p>1846</text:p>
          </table:table-cell>
          <table:table-cell office:value-type="string" table:style-name="ce41">
            <text:p>EDL</text:p>
          </table:table-cell>
          <table:table-cell office:value-type="float" office:value="6030" table:style-name="ce41">
            <text:p>6030</text:p>
          </table:table-cell>
          <table:table-cell office:value-type="float" office:value="13" table:style-name="ce41">
            <text:p>13</text:p>
          </table:table-cell>
          <table:table-cell office:value-type="float" office:value="2" table:style-name="ce41">
            <text:p>2</text:p>
          </table:table-cell>
          <table:table-cell office:value-type="float" office:value="25" table:style-name="ce42">
            <text:p>25</text:p>
          </table:table-cell>
          <table:table-cell table:style-name="ce41"/>
          <table:table-cell table:style-name="ce43"/>
          <table:table-cell office:value-type="string" table:style-name="ce42">
            <text:p>60/60</text:p>
          </table:table-cell>
          <table:table-cell office:value-type="string" table:style-name="ce44">
            <text:p>21/24</text:p>
          </table:table-cell>
          <table:table-cell office:value-type="string" table:style-name="ce43">
            <text:p>1/0.7</text:p>
          </table:table-cell>
          <table:table-cell office:value-type="string" table:style-name="ce45">
            <text:p>5</text:p>
          </table:table-cell>
          <table:table-cell office:value-type="string" table:style-name="ce37">
            <text:p>Visit: 5.8.16 02:00-03:30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25">
            <text:p>4335T</text:p>
          </table:table-cell>
          <table:table-cell office:value-type="date" office:date-value="2016-07-30T00:00:00" table:style-name="ce38">
            <text:p>30.7.16</text:p>
          </table:table-cell>
          <table:table-cell office:value-type="date" office:date-value="2016-08-05T00:00:00" table:style-name="ce27">
            <text:p>5.8.16</text:p>
          </table:table-cell>
          <table:table-cell office:value-type="time" office:time-value="PT13H20M0S" table:style-name="ce28">
            <text:p>13:20</text:p>
          </table:table-cell>
          <table:table-cell office:value-type="time" office:time-value="PT1H50M0S" table:style-name="ce29">
            <text:p>01:50</text:p>
          </table:table-cell>
          <table:table-cell office:value-type="float" office:value="46.268369999999997" table:style-name="ce42">
            <text:p>46.26837</text:p>
          </table:table-cell>
          <table:table-cell office:value-type="float" office:value="99.600960000000001" table:style-name="ce41">
            <text:p>99.60096</text:p>
          </table:table-cell>
          <table:table-cell office:value-type="float" office:value="2007" table:style-name="ce43">
            <text:p>2007</text:p>
          </table:table-cell>
          <table:table-cell office:value-type="string" table:style-name="ce41">
            <text:p>EDE</text:p>
          </table:table-cell>
          <table:table-cell office:value-type="float" office:value="20" table:style-name="ce41">
            <text:p>20</text:p>
          </table:table-cell>
          <table:table-cell table:style-name="ce41"/>
          <table:table-cell office:value-type="float" office:value="512" table:style-name="ce41">
            <text:p>512</text:p>
          </table:table-cell>
          <table:table-cell table:style-name="ce42"/>
          <table:table-cell table:style-name="ce41"/>
          <table:table-cell table:style-name="ce43"/>
          <table:table-cell office:value-type="string" table:style-name="ce42">
            <text:p>66.6/66.8</text:p>
          </table:table-cell>
          <table:table-cell office:value-type="string" table:style-name="ce44">
            <text:p>43/59</text:p>
          </table:table-cell>
          <table:table-cell office:value-type="string" table:style-name="ce43">
            <text:p>0.4/0.8</text:p>
          </table:table-cell>
          <table:table-cell table:style-name="ce45"/>
          <table:table-cell table:style-name="ce37"/>
          <table:table-cell table:number-columns-repeated="16364" table:style-name="ce1"/>
        </table:table-row>
        <table:table-row table:style-name="ro2">
          <table:table-cell table:style-name="ce46"/>
          <table:table-cell table:style-name="ce47"/>
          <table:table-cell table:style-name="ce48"/>
          <table:table-cell table:number-columns-repeated="2" table:style-name="ce49"/>
          <table:table-cell table:number-columns-repeated="13" table:style-name="ce21"/>
          <table:table-cell table:style-name="ce24"/>
          <table:table-cell table:style-name="ce50"/>
          <table:table-cell table:number-columns-repeated="16364" table:style-name="ce1"/>
        </table:table-row>
        <table:table-row table:style-name="ro2">
          <table:table-cell office:value-type="string" table:style-name="ce25">
            <text:p>4315T</text:p>
          </table:table-cell>
          <table:table-cell office:value-type="date" office:date-value="2016-07-31T00:00:00" table:style-name="ce51">
            <text:p>31.7.16</text:p>
          </table:table-cell>
          <table:table-cell office:value-type="date" office:date-value="2016-08-05T00:00:00" table:style-name="ce27">
            <text:p>5.8.16</text:p>
          </table:table-cell>
          <table:table-cell office:value-type="time" office:time-value="PT2H30M0S" table:style-name="ce28">
            <text:p>02:30</text:p>
          </table:table-cell>
          <table:table-cell office:value-type="time" office:time-value="PT3H10M0S" table:style-name="ce29">
            <text:p>03:10</text:p>
          </table:table-cell>
          <table:table-cell office:value-type="float" office:value="46.413969999999999" table:style-name="ce42">
            <text:p>46.41397</text:p>
          </table:table-cell>
          <table:table-cell office:value-type="float" office:value="99.634309999999999" table:style-name="ce41">
            <text:p>99.63431</text:p>
          </table:table-cell>
          <table:table-cell office:value-type="float" office:value="2056" table:style-name="ce43">
            <text:p>2056</text:p>
          </table:table-cell>
          <table:table-cell office:value-type="string" table:style-name="ce41">
            <text:p>EDE</text:p>
          </table:table-cell>
          <table:table-cell office:value-type="float" office:value="15" table:style-name="ce41">
            <text:p>15</text:p>
          </table:table-cell>
          <table:table-cell table:style-name="ce41"/>
          <table:table-cell office:value-type="float" office:value="512" table:style-name="ce41">
            <text:p>512</text:p>
          </table:table-cell>
          <table:table-cell table:style-name="ce42"/>
          <table:table-cell table:style-name="ce41"/>
          <table:table-cell table:style-name="ce43"/>
          <table:table-cell office:value-type="string" table:style-name="ce42">
            <text:p>64.3/66</text:p>
          </table:table-cell>
          <table:table-cell office:value-type="string" table:style-name="ce44">
            <text:p>48/8</text:p>
          </table:table-cell>
          <table:table-cell office:value-type="string" table:style-name="ce43">
            <text:p>0.4/0.2</text:p>
          </table:table-cell>
          <table:table-cell table:style-name="ce45"/>
          <table:table-cell table:style-name="ce52"/>
          <table:table-cell table:number-columns-repeated="16364" table:style-name="ce1"/>
        </table:table-row>
        <table:table-row table:style-name="ro2">
          <table:table-cell office:value-type="string" table:style-name="ce25">
            <text:p>4300L</text:p>
          </table:table-cell>
          <table:table-cell office:value-type="date" office:date-value="2016-07-31T00:00:00" table:style-name="ce51">
            <text:p>31.7.16</text:p>
          </table:table-cell>
          <table:table-cell office:value-type="date" office:date-value="2016-08-12T00:00:00" table:style-name="ce53">
            <text:p>12.8.16</text:p>
          </table:table-cell>
          <table:table-cell office:value-type="time" office:time-value="PT8H30M0S" table:style-name="ce54">
            <text:p>08:30</text:p>
          </table:table-cell>
          <table:table-cell office:value-type="time" office:time-value="PT8H0M0S" table:style-name="ce29">
            <text:p>08:00</text:p>
          </table:table-cell>
          <table:table-cell office:value-type="float" office:value="46.53472" table:style-name="ce41">
            <text:p>46.53472</text:p>
          </table:table-cell>
          <table:table-cell office:value-type="float" office:value="99.607150000000004" table:style-name="ce41">
            <text:p>99.60715</text:p>
          </table:table-cell>
          <table:table-cell office:value-type="float" office:value="1818" table:style-name="ce43">
            <text:p>1818</text:p>
          </table:table-cell>
          <table:table-cell office:value-type="string" table:style-name="ce41">
            <text:p>EDL</text:p>
          </table:table-cell>
          <table:table-cell office:value-type="float" office:value="6028" table:style-name="ce41">
            <text:p>6028</text:p>
          </table:table-cell>
          <table:table-cell office:value-type="float" office:value="38" table:style-name="ce41">
            <text:p>38</text:p>
          </table:table-cell>
          <table:table-cell office:value-type="float" office:value="2" table:style-name="ce43">
            <text:p>2</text:p>
          </table:table-cell>
          <table:table-cell office:value-type="float" office:value="31" table:style-name="ce41">
            <text:p>31</text:p>
          </table:table-cell>
          <table:table-cell table:style-name="ce41"/>
          <table:table-cell table:style-name="ce43"/>
          <table:table-cell office:value-type="string" table:style-name="ce41">
            <text:p>64.7/60.8</text:p>
          </table:table-cell>
          <table:table-cell office:value-type="string" table:style-name="ce44">
            <text:p>11/1</text:p>
          </table:table-cell>
          <table:table-cell office:value-type="string" table:style-name="ce43">
            <text:p>0.7/1.1</text:p>
          </table:table-cell>
          <table:table-cell office:value-type="string" table:style-name="ce55">
            <text:p>5</text:p>
          </table:table-cell>
          <table:table-cell office:value-type="string" table:style-name="ce56">
            <text:p>Visit: 6.8.16 06:00; northern electrode cable chewed off</text:p>
          </table:table-cell>
          <table:table-cell table:number-columns-repeated="38" table:style-name="ce57"/>
          <table:table-cell table:number-columns-repeated="942" table:style-name="ce58"/>
          <table:table-cell table:number-columns-repeated="15384"/>
        </table:table-row>
        <table:table-row table:style-name="ro2">
          <table:table-cell office:value-type="string" table:style-name="ce25">
            <text:p>4300B</text:p>
          </table:table-cell>
          <table:table-cell office:value-type="date" office:date-value="2016-07-31T00:00:00" table:style-name="ce51">
            <text:p>31.7.16</text:p>
          </table:table-cell>
          <table:table-cell office:value-type="date" office:date-value="2016-08-06T00:00:00" table:style-name="ce59">
            <text:p>6.8.16</text:p>
          </table:table-cell>
          <table:table-cell office:value-type="time" office:time-value="PT8H20M0S" table:style-name="ce28">
            <text:p>08:20</text:p>
          </table:table-cell>
          <table:table-cell office:value-type="time" office:time-value="PT6H40M0S" table:style-name="ce29">
            <text:p>06:40</text:p>
          </table:table-cell>
          <table:table-cell office:value-type="float" office:value="46.53472" table:style-name="ce42">
            <text:p>46.53472</text:p>
          </table:table-cell>
          <table:table-cell office:value-type="float" office:value="99.607150000000004" table:style-name="ce41">
            <text:p>99.60715</text:p>
          </table:table-cell>
          <table:table-cell office:value-type="float" office:value="1818" table:style-name="ce43">
            <text:p>1818</text:p>
          </table:table-cell>
          <table:table-cell office:value-type="string" table:style-name="ce41">
            <text:p>SPAM</text:p>
          </table:table-cell>
          <table:table-cell office:value-type="float" office:value="17" table:style-name="ce41">
            <text:p>17</text:p>
          </table:table-cell>
          <table:table-cell office:value-type="float" office:value="146" table:style-name="ce41">
            <text:p>146</text:p>
          </table:table-cell>
          <table:table-cell office:value-type="string" table:style-name="ce41">
            <text:p>50 &amp; 500</text:p>
          </table:table-cell>
          <table:table-cell office:value-type="float" office:value="6432" table:style-name="ce42">
            <text:p>6432</text:p>
          </table:table-cell>
          <table:table-cell office:value-type="float" office:value="6428" table:style-name="ce41">
            <text:p>6428</text:p>
          </table:table-cell>
          <table:table-cell office:value-type="float" office:value="10014" table:style-name="ce43">
            <text:p>10014</text:p>
          </table:table-cell>
          <table:table-cell office:value-type="string" table:style-name="ce41">
            <text:p>64.7/60.8</text:p>
          </table:table-cell>
          <table:table-cell office:value-type="string" table:style-name="ce44">
            <text:p>8/6</text:p>
          </table:table-cell>
          <table:table-cell office:value-type="string" table:style-name="ce43">
            <text:p>0.8/1.1</text:p>
          </table:table-cell>
          <table:table-cell office:value-type="string" table:style-name="ce45">
            <text:p>8/4</text:p>
          </table:table-cell>
          <table:table-cell office:value-type="string" table:style-name="ce37">
            <text:p>northern electrode cable chewed off, powerline approx. 1km to the east</text:p>
          </table:table-cell>
          <table:table-cell table:number-columns-repeated="16364" table:style-name="ce1"/>
        </table:table-row>
        <table:table-row table:style-name="ro2">
          <table:table-cell table:style-name="ce17"/>
          <table:table-cell table:style-name="ce60"/>
          <table:table-cell office:value-type="string" table:style-name="ce60">
            <text:p>.</text:p>
          </table:table-cell>
          <table:table-cell table:number-columns-repeated="2" table:style-name="ce20"/>
          <table:table-cell table:number-columns-repeated="13" table:style-name="ce21"/>
          <table:table-cell table:style-name="ce24"/>
          <table:table-cell office:value-type="string" table:style-name="ce21">
            <text:p>.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25">
            <text:p>4250T</text:p>
          </table:table-cell>
          <table:table-cell office:value-type="date" office:date-value="2016-08-01T00:00:00" table:style-name="ce51">
            <text:p>1.8.16</text:p>
          </table:table-cell>
          <table:table-cell office:value-type="date" office:date-value="2016-08-07T00:00:00" table:style-name="ce53">
            <text:p>7.8.16</text:p>
          </table:table-cell>
          <table:table-cell office:value-type="time" office:time-value="PT10H20M0S" table:style-name="ce61">
            <text:p>10:20</text:p>
          </table:table-cell>
          <table:table-cell office:value-type="time" office:time-value="PT8H20M0S" table:style-name="ce29">
            <text:p>08:20</text:p>
          </table:table-cell>
          <table:table-cell office:value-type="float" office:value="46.972180000000002" table:style-name="ce42">
            <text:p>46.97218</text:p>
          </table:table-cell>
          <table:table-cell office:value-type="float" office:value="99.766350000000003" table:style-name="ce41">
            <text:p>99.76635</text:p>
          </table:table-cell>
          <table:table-cell office:value-type="float" office:value="2305" table:style-name="ce43">
            <text:p>2305</text:p>
          </table:table-cell>
          <table:table-cell office:value-type="string" table:style-name="ce41">
            <text:p>EDE</text:p>
          </table:table-cell>
          <table:table-cell office:value-type="float" office:value="16" table:style-name="ce41">
            <text:p>16</text:p>
          </table:table-cell>
          <table:table-cell table:style-name="ce41"/>
          <table:table-cell office:value-type="float" office:value="512" table:style-name="ce41">
            <text:p>512</text:p>
          </table:table-cell>
          <table:table-cell table:style-name="ce42"/>
          <table:table-cell table:style-name="ce41"/>
          <table:table-cell table:style-name="ce43"/>
          <table:table-cell office:value-type="string" table:style-name="ce42">
            <text:p>64/65.6</text:p>
          </table:table-cell>
          <table:table-cell office:value-type="string" table:style-name="ce44">
            <text:p>16/64</text:p>
          </table:table-cell>
          <table:table-cell office:value-type="string" table:style-name="ce43">
            <text:p>3.2/4</text:p>
          </table:table-cell>
          <table:table-cell table:style-name="ce45"/>
          <table:table-cell office:value-type="string" table:style-name="ce52">
            <text:p>.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25">
            <text:p>4265L</text:p>
          </table:table-cell>
          <table:table-cell office:value-type="date" office:date-value="2016-08-01T00:00:00" table:style-name="ce51">
            <text:p>1.8.16</text:p>
          </table:table-cell>
          <table:table-cell office:value-type="date" office:date-value="2016-08-13T00:00:00" table:style-name="ce53">
            <text:p>13.8.16</text:p>
          </table:table-cell>
          <table:table-cell office:value-type="time" office:time-value="PT13H30M0S" table:style-name="ce61">
            <text:p>13:30</text:p>
          </table:table-cell>
          <table:table-cell office:value-type="time" office:time-value="PT1H50M0S" table:style-name="ce29">
            <text:p>01:50</text:p>
          </table:table-cell>
          <table:table-cell office:value-type="float" office:value="46.84834" table:style-name="ce42">
            <text:p>46.84834</text:p>
          </table:table-cell>
          <table:table-cell office:value-type="float" office:value="99.836799999999997" table:style-name="ce41">
            <text:p>99.8368</text:p>
          </table:table-cell>
          <table:table-cell office:value-type="float" office:value="2061" table:style-name="ce43">
            <text:p>2061</text:p>
          </table:table-cell>
          <table:table-cell office:value-type="string" table:style-name="ce42">
            <text:p>EDL</text:p>
          </table:table-cell>
          <table:table-cell office:value-type="float" office:value="6029" table:style-name="ce41">
            <text:p>6029</text:p>
          </table:table-cell>
          <table:table-cell office:value-type="float" office:value="41" table:style-name="ce41">
            <text:p>41</text:p>
          </table:table-cell>
          <table:table-cell office:value-type="float" office:value="2" table:style-name="ce43">
            <text:p>2</text:p>
          </table:table-cell>
          <table:table-cell office:value-type="float" office:value="2" table:style-name="ce42">
            <text:p>2</text:p>
          </table:table-cell>
          <table:table-cell table:style-name="ce41"/>
          <table:table-cell table:style-name="ce43"/>
          <table:table-cell office:value-type="string" table:style-name="ce42">
            <text:p>59.9/63</text:p>
          </table:table-cell>
          <table:table-cell office:value-type="string" table:style-name="ce44">
            <text:p>21/40</text:p>
          </table:table-cell>
          <table:table-cell office:value-type="string" table:style-name="ce43">
            <text:p>0.9/0.9</text:p>
          </table:table-cell>
          <table:table-cell office:value-type="string" table:style-name="ce62">
            <text:p>5</text:p>
          </table:table-cell>
          <table:table-cell office:value-type="string" table:style-name="ce56">
            <text:p>switched 4250LB and 4265T because of lack of ger for safeguarding at 4250</text:p>
          </table:table-cell>
          <table:table-cell table:number-columns-repeated="38" table:style-name="ce57"/>
          <table:table-cell table:number-columns-repeated="942" table:style-name="ce58"/>
          <table:table-cell table:number-columns-repeated="15384"/>
        </table:table-row>
        <table:table-row table:style-name="ro2">
          <table:table-cell table:style-name="ce2"/>
          <table:table-cell table:style-name="ce26"/>
          <table:table-cell table:style-name="ce63"/>
          <table:table-cell table:style-name="ce64"/>
          <table:table-cell table:style-name="ce65"/>
          <table:table-cell table:style-name="ce30"/>
          <table:table-cell table:style-name="ce31"/>
          <table:table-cell table:style-name="ce32"/>
          <table:table-cell table:style-name="ce30"/>
          <table:table-cell table:number-columns-repeated="2" table:style-name="ce31"/>
          <table:table-cell table:style-name="ce32"/>
          <table:table-cell table:style-name="ce30"/>
          <table:table-cell table:style-name="ce31"/>
          <table:table-cell table:style-name="ce32"/>
          <table:table-cell table:style-name="ce30"/>
          <table:table-cell table:style-name="ce66"/>
          <table:table-cell table:style-name="ce32"/>
          <table:table-cell table:style-name="ce36"/>
          <table:table-cell office:value-type="string" table:style-name="ce56">
            <text:p>Visit: 7.8.16 09:00-10:15</text:p>
          </table:table-cell>
          <table:table-cell table:number-columns-repeated="38" table:style-name="ce57"/>
          <table:table-cell table:number-columns-repeated="942" table:style-name="ce58"/>
          <table:table-cell table:number-columns-repeated="15384"/>
        </table:table-row>
        <table:table-row table:style-name="ro2">
          <table:table-cell table:style-name="ce67"/>
          <table:table-cell table:style-name="ce68"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2"/>
          <table:table-cell table:number-columns-repeated="2" table:style-name="ce73"/>
          <table:table-cell table:style-name="ce74"/>
          <table:table-cell table:style-name="ce72"/>
          <table:table-cell table:style-name="ce73"/>
          <table:table-cell table:style-name="ce74"/>
          <table:table-cell table:style-name="ce72"/>
          <table:table-cell table:style-name="ce75"/>
          <table:table-cell table:style-name="ce74"/>
          <table:table-cell table:style-name="ce76"/>
          <table:table-cell office:value-type="string" table:style-name="ce56">
            <text:p>upon pickup: southern electrode stolen, box broken into and battery and solar panel stolen, last data from 12.8.16 11:00</text:p>
          </table:table-cell>
          <table:table-cell table:number-columns-repeated="38" table:style-name="ce57"/>
          <table:table-cell table:number-columns-repeated="942" table:style-name="ce77"/>
          <table:table-cell table:number-columns-repeated="15384"/>
        </table:table-row>
        <table:table-row table:style-name="ro2">
          <table:table-cell office:value-type="string" table:style-name="ce25">
            <text:p>4265B</text:p>
          </table:table-cell>
          <table:table-cell office:value-type="date" office:date-value="2016-08-01T00:00:00" table:style-name="ce51">
            <text:p>1.8.16</text:p>
          </table:table-cell>
          <table:table-cell office:value-type="date" office:date-value="2016-08-07T00:00:00" table:style-name="ce53">
            <text:p>7.8.16</text:p>
          </table:table-cell>
          <table:table-cell office:value-type="time" office:time-value="PT13H30M0S" table:style-name="ce61">
            <text:p>13:30</text:p>
          </table:table-cell>
          <table:table-cell office:value-type="time" office:time-value="PT9H15M0S" table:style-name="ce29">
            <text:p>09:15</text:p>
          </table:table-cell>
          <table:table-cell office:value-type="float" office:value="46.84834" table:style-name="ce42">
            <text:p>46.84834</text:p>
          </table:table-cell>
          <table:table-cell office:value-type="float" office:value="99.836799999999997" table:style-name="ce41">
            <text:p>99.8368</text:p>
          </table:table-cell>
          <table:table-cell office:value-type="float" office:value="2061" table:style-name="ce43">
            <text:p>2061</text:p>
          </table:table-cell>
          <table:table-cell office:value-type="string" table:style-name="ce41">
            <text:p>SPAM</text:p>
          </table:table-cell>
          <table:table-cell office:value-type="float" office:value="36" table:style-name="ce41">
            <text:p>36</text:p>
          </table:table-cell>
          <table:table-cell office:value-type="float" office:value="144" table:style-name="ce41">
            <text:p>144</text:p>
          </table:table-cell>
          <table:table-cell office:value-type="string" table:style-name="ce41">
            <text:p>50 &amp; 500</text:p>
          </table:table-cell>
          <table:table-cell office:value-type="float" office:value="6130" table:style-name="ce42">
            <text:p>6130</text:p>
          </table:table-cell>
          <table:table-cell office:value-type="float" office:value="6434" table:style-name="ce41">
            <text:p>6434</text:p>
          </table:table-cell>
          <table:table-cell office:value-type="float" office:value="10001" table:style-name="ce43">
            <text:p>10001</text:p>
          </table:table-cell>
          <table:table-cell office:value-type="string" table:style-name="ce42">
            <text:p>59.9/63</text:p>
          </table:table-cell>
          <table:table-cell office:value-type="string" table:style-name="ce44">
            <text:p>15/36</text:p>
          </table:table-cell>
          <table:table-cell office:value-type="string" table:style-name="ce43">
            <text:p>1.4/1.3</text:p>
          </table:table-cell>
          <table:table-cell office:value-type="string" table:style-name="ce45">
            <text:p>8/4</text:p>
          </table:table-cell>
          <table:table-cell office:value-type="string" table:style-name="ce52">
            <text:p>Visit: 2.8.16 02:30-3:00; recording from 2:37-2:50 with 2500Hz (for 6270AT) then again 50&amp;500 Hz</text:p>
          </table:table-cell>
          <table:table-cell table:number-columns-repeated="16364" table:style-name="ce1"/>
        </table:table-row>
        <table:table-row table:style-name="ro2">
          <table:table-cell table:style-name="ce17"/>
          <table:table-cell table:number-columns-repeated="2" table:style-name="ce60"/>
          <table:table-cell table:number-columns-repeated="2" table:style-name="ce20"/>
          <table:table-cell table:number-columns-repeated="13" table:style-name="ce21"/>
          <table:table-cell table:style-name="ce24"/>
          <table:table-cell table:style-name="ce21"/>
          <table:table-cell table:number-columns-repeated="16364" table:style-name="ce1"/>
        </table:table-row>
        <table:table-row table:style-name="ro2">
          <table:table-cell office:value-type="string" table:style-name="ce25">
            <text:p>4285T</text:p>
          </table:table-cell>
          <table:table-cell office:value-type="date" office:date-value="2016-08-02T00:00:00" table:style-name="ce51">
            <text:p>2.8.16</text:p>
          </table:table-cell>
          <table:table-cell office:value-type="date" office:date-value="2016-08-06T00:00:00" table:style-name="ce53">
            <text:p>6.8.16</text:p>
          </table:table-cell>
          <table:table-cell office:value-type="time" office:time-value="PT7H0M0S" table:style-name="ce61">
            <text:p>07:00</text:p>
          </table:table-cell>
          <table:table-cell office:value-type="time" office:time-value="PT8H50M0S" table:style-name="ce29">
            <text:p>08:50</text:p>
          </table:table-cell>
          <table:table-cell office:value-type="float" office:value="46.696370000000002" table:style-name="ce42">
            <text:p>46.69637</text:p>
          </table:table-cell>
          <table:table-cell office:value-type="float" office:value="99.688299999999998" table:style-name="ce41">
            <text:p>99.6883</text:p>
          </table:table-cell>
          <table:table-cell office:value-type="float" office:value="1981" table:style-name="ce43">
            <text:p>1981</text:p>
          </table:table-cell>
          <table:table-cell office:value-type="string" table:style-name="ce41">
            <text:p>EDE</text:p>
          </table:table-cell>
          <table:table-cell office:value-type="float" office:value="17" table:style-name="ce41">
            <text:p>17</text:p>
          </table:table-cell>
          <table:table-cell table:style-name="ce41"/>
          <table:table-cell office:value-type="float" office:value="512" table:style-name="ce41">
            <text:p>512</text:p>
          </table:table-cell>
          <table:table-cell table:style-name="ce42"/>
          <table:table-cell table:style-name="ce41"/>
          <table:table-cell table:style-name="ce43"/>
          <table:table-cell office:value-type="string" table:style-name="ce42">
            <text:p>67/66</text:p>
          </table:table-cell>
          <table:table-cell office:value-type="string" table:style-name="ce44">
            <text:p>6/10</text:p>
          </table:table-cell>
          <table:table-cell office:value-type="string" table:style-name="ce43">
            <text:p>0.6/0.6</text:p>
          </table:table-cell>
          <table:table-cell table:style-name="ce45"/>
          <table:table-cell table:style-name="ce52"/>
          <table:table-cell table:number-columns-repeated="16364" table:style-name="ce1"/>
        </table:table-row>
        <table:table-row table:style-name="ro2">
          <table:table-cell table:style-name="ce17"/>
          <table:table-cell table:number-columns-repeated="2" table:style-name="ce60"/>
          <table:table-cell table:number-columns-repeated="2" table:style-name="ce20"/>
          <table:table-cell table:number-columns-repeated="13" table:style-name="ce21"/>
          <table:table-cell table:style-name="ce24"/>
          <table:table-cell table:style-name="ce21"/>
          <table:table-cell table:number-columns-repeated="16364" table:style-name="ce1"/>
        </table:table-row>
        <table:table-row table:style-name="ro2">
          <table:table-cell office:value-type="string" table:style-name="ce25">
            <text:p>2275T</text:p>
          </table:table-cell>
          <table:table-cell office:value-type="date" office:date-value="2016-08-03T00:00:00" table:style-name="ce51">
            <text:p>3.8.16</text:p>
          </table:table-cell>
          <table:table-cell office:value-type="date" office:date-value="2016-08-14T00:00:00" table:style-name="ce53">
            <text:p>14.8.16</text:p>
          </table:table-cell>
          <table:table-cell office:value-type="time" office:time-value="PT11H0M0S" table:style-name="ce61">
            <text:p>11:00</text:p>
          </table:table-cell>
          <table:table-cell office:value-type="time" office:time-value="PT2H40M0S" table:style-name="ce29">
            <text:p>02:40</text:p>
          </table:table-cell>
          <table:table-cell office:value-type="float" office:value="46.657020000000003" table:style-name="ce42">
            <text:p>46.65702</text:p>
          </table:table-cell>
          <table:table-cell office:value-type="float" office:value="100.90364" table:style-name="ce41">
            <text:p>100.90364</text:p>
          </table:table-cell>
          <table:table-cell office:value-type="float" office:value="2322" table:style-name="ce43">
            <text:p>2322</text:p>
          </table:table-cell>
          <table:table-cell office:value-type="string" table:style-name="ce41">
            <text:p>EDE</text:p>
          </table:table-cell>
          <table:table-cell office:value-type="float" office:value="14" table:style-name="ce41">
            <text:p>14</text:p>
          </table:table-cell>
          <table:table-cell table:style-name="ce41"/>
          <table:table-cell office:value-type="float" office:value="512" table:style-name="ce41">
            <text:p>512</text:p>
          </table:table-cell>
          <table:table-cell table:style-name="ce42"/>
          <table:table-cell table:style-name="ce41"/>
          <table:table-cell table:style-name="ce43"/>
          <table:table-cell office:value-type="string" table:style-name="ce42">
            <text:p>65.1/64.7</text:p>
          </table:table-cell>
          <table:table-cell office:value-type="string" table:style-name="ce44">
            <text:p>2/9</text:p>
          </table:table-cell>
          <table:table-cell office:value-type="string" table:style-name="ce43">
            <text:p>0.8/0.8</text:p>
          </table:table-cell>
          <table:table-cell table:style-name="ce45"/>
          <table:table-cell table:style-name="ce52"/>
          <table:table-cell table:number-columns-repeated="38" table:style-name="ce57"/>
          <table:table-cell table:number-columns-repeated="942" table:style-name="ce58"/>
          <table:table-cell table:number-columns-repeated="15384"/>
        </table:table-row>
        <table:table-row table:style-name="ro2">
          <table:table-cell office:value-type="string" table:style-name="ce25">
            <text:p>2285T</text:p>
          </table:table-cell>
          <table:table-cell office:value-type="date" office:date-value="2016-08-03T00:00:00" table:style-name="ce51">
            <text:p>3.8.16</text:p>
          </table:table-cell>
          <table:table-cell office:value-type="date" office:date-value="2016-08-14T00:00:00" table:style-name="ce53">
            <text:p>14.8.16</text:p>
          </table:table-cell>
          <table:table-cell office:value-type="time" office:time-value="PT12H40M0S" table:style-name="ce28">
            <text:p>12:40</text:p>
          </table:table-cell>
          <table:table-cell office:value-type="time" office:time-value="PT5H0M0S" table:style-name="ce29">
            <text:p>05:00</text:p>
          </table:table-cell>
          <table:table-cell office:value-type="float" office:value="46.550440000000002" table:style-name="ce42">
            <text:p>46.55044</text:p>
          </table:table-cell>
          <table:table-cell office:value-type="float" office:value="100.94784" table:style-name="ce41">
            <text:p>100.94784</text:p>
          </table:table-cell>
          <table:table-cell office:value-type="float" office:value="2246" table:style-name="ce43">
            <text:p>2246</text:p>
          </table:table-cell>
          <table:table-cell office:value-type="string" table:style-name="ce41">
            <text:p>EDE</text:p>
          </table:table-cell>
          <table:table-cell office:value-type="float" office:value="18" table:style-name="ce41">
            <text:p>18</text:p>
          </table:table-cell>
          <table:table-cell table:style-name="ce41"/>
          <table:table-cell office:value-type="float" office:value="512" table:style-name="ce41">
            <text:p>512</text:p>
          </table:table-cell>
          <table:table-cell table:style-name="ce42"/>
          <table:table-cell table:style-name="ce41"/>
          <table:table-cell table:style-name="ce43"/>
          <table:table-cell office:value-type="string" table:style-name="ce42">
            <text:p>63.2/63.9</text:p>
          </table:table-cell>
          <table:table-cell office:value-type="string" table:style-name="ce44">
            <text:p>6/5</text:p>
          </table:table-cell>
          <table:table-cell office:value-type="string" table:style-name="ce43">
            <text:p>1/1.1</text:p>
          </table:table-cell>
          <table:table-cell table:style-name="ce45"/>
          <table:table-cell table:style-name="ce37"/>
          <table:table-cell table:number-columns-repeated="16364" table:style-name="ce1"/>
        </table:table-row>
        <table:table-row table:style-name="ro2">
          <table:table-cell office:value-type="string" table:style-name="ce25">
            <text:p>2295T</text:p>
          </table:table-cell>
          <table:table-cell office:value-type="date" office:date-value="2016-08-03T00:00:00" table:style-name="ce51">
            <text:p>3.8.16</text:p>
          </table:table-cell>
          <table:table-cell office:value-type="date" office:date-value="2016-08-14T00:00:00" table:style-name="ce53">
            <text:p>14.8.16</text:p>
          </table:table-cell>
          <table:table-cell office:value-type="time" office:time-value="PT13H45M0S" table:style-name="ce28">
            <text:p>13:45</text:p>
          </table:table-cell>
          <table:table-cell office:value-type="time" office:time-value="PT5H45M0S" table:style-name="ce29">
            <text:p>05:45</text:p>
          </table:table-cell>
          <table:table-cell office:value-type="float" office:value="46.475250000000003" table:style-name="ce42">
            <text:p>46.47525</text:p>
          </table:table-cell>
          <table:table-cell office:value-type="float" office:value="100.95084" table:style-name="ce41">
            <text:p>100.95084</text:p>
          </table:table-cell>
          <table:table-cell office:value-type="float" office:value="2306" table:style-name="ce43">
            <text:p>2306</text:p>
          </table:table-cell>
          <table:table-cell office:value-type="string" table:style-name="ce41">
            <text:p>EDE</text:p>
          </table:table-cell>
          <table:table-cell office:value-type="float" office:value="11" table:style-name="ce41">
            <text:p>11</text:p>
          </table:table-cell>
          <table:table-cell table:style-name="ce41"/>
          <table:table-cell office:value-type="float" office:value="512" table:style-name="ce41">
            <text:p>512</text:p>
          </table:table-cell>
          <table:table-cell table:style-name="ce42"/>
          <table:table-cell table:style-name="ce41"/>
          <table:table-cell table:style-name="ce43"/>
          <table:table-cell office:value-type="string" table:style-name="ce42">
            <text:p>64.5/58</text:p>
          </table:table-cell>
          <table:table-cell office:value-type="string" table:style-name="ce44">
            <text:p>5/5</text:p>
          </table:table-cell>
          <table:table-cell office:value-type="string" table:style-name="ce43">
            <text:p>1.4/1</text:p>
          </table:table-cell>
          <table:table-cell table:style-name="ce45"/>
          <table:table-cell table:style-name="ce37"/>
          <table:table-cell table:number-columns-repeated="16364" table:style-name="ce1"/>
        </table:table-row>
        <table:table-row table:style-name="ro2">
          <table:table-cell table:style-name="ce17"/>
          <table:table-cell table:number-columns-repeated="2" table:style-name="ce60"/>
          <table:table-cell table:number-columns-repeated="2" table:style-name="ce20"/>
          <table:table-cell table:number-columns-repeated="13" table:style-name="ce21"/>
          <table:table-cell table:style-name="ce24"/>
          <table:table-cell table:style-name="ce21"/>
          <table:table-cell table:number-columns-repeated="16364" table:style-name="ce1"/>
        </table:table-row>
        <table:table-row table:style-name="ro2">
          <table:table-cell office:value-type="string" table:style-name="ce25">
            <text:p>2325T</text:p>
          </table:table-cell>
          <table:table-cell office:value-type="date" office:date-value="2016-08-04T00:00:00" table:style-name="ce51">
            <text:p>4.8.16</text:p>
          </table:table-cell>
          <table:table-cell office:value-type="date" office:date-value="2016-08-08T00:00:00" table:style-name="ce53">
            <text:p>8.8.16</text:p>
          </table:table-cell>
          <table:table-cell office:value-type="time" office:time-value="PT7H30M0S" table:style-name="ce61">
            <text:p>07:30</text:p>
          </table:table-cell>
          <table:table-cell office:value-type="time" office:time-value="PT9H30M0S" table:style-name="ce29">
            <text:p>09:30</text:p>
          </table:table-cell>
          <table:table-cell office:value-type="float" office:value="46.201709999999999" table:style-name="ce42">
            <text:p>46.20171</text:p>
          </table:table-cell>
          <table:table-cell office:value-type="float" office:value="100.89848000000001" table:style-name="ce41">
            <text:p>100.89848</text:p>
          </table:table-cell>
          <table:table-cell office:value-type="float" office:value="1948" table:style-name="ce43">
            <text:p>1948</text:p>
          </table:table-cell>
          <table:table-cell office:value-type="string" table:style-name="ce41">
            <text:p>EDE</text:p>
          </table:table-cell>
          <table:table-cell office:value-type="float" office:value="19" table:style-name="ce41">
            <text:p>19</text:p>
          </table:table-cell>
          <table:table-cell table:style-name="ce41"/>
          <table:table-cell office:value-type="float" office:value="512" table:style-name="ce41">
            <text:p>512</text:p>
          </table:table-cell>
          <table:table-cell table:style-name="ce42"/>
          <table:table-cell table:style-name="ce41"/>
          <table:table-cell table:style-name="ce43"/>
          <table:table-cell office:value-type="string" table:style-name="ce42">
            <text:p>65.2/64.6</text:p>
          </table:table-cell>
          <table:table-cell office:value-type="string" table:style-name="ce44">
            <text:p>13/4</text:p>
          </table:table-cell>
          <table:table-cell office:value-type="string" table:style-name="ce43">
            <text:p>1/1.3</text:p>
          </table:table-cell>
          <table:table-cell table:style-name="ce45"/>
          <table:table-cell table:style-name="ce52"/>
          <table:table-cell table:number-columns-repeated="16364" table:style-name="ce1"/>
        </table:table-row>
        <table:table-row table:style-name="ro2">
          <table:table-cell table:style-name="ce17"/>
          <table:table-cell table:number-columns-repeated="2" table:style-name="ce60"/>
          <table:table-cell table:number-columns-repeated="2" table:style-name="ce20"/>
          <table:table-cell table:number-columns-repeated="13" table:style-name="ce21"/>
          <table:table-cell table:style-name="ce24"/>
          <table:table-cell table:style-name="ce21"/>
          <table:table-cell table:number-columns-repeated="16364" table:style-name="ce1"/>
        </table:table-row>
        <table:table-row table:style-name="ro2">
          <table:table-cell office:value-type="string" table:style-name="ce25">
            <text:p>4365T</text:p>
          </table:table-cell>
          <table:table-cell office:value-type="date" office:date-value="2016-08-05T00:00:00" table:style-name="ce51">
            <text:p>5.8.16</text:p>
          </table:table-cell>
          <table:table-cell office:value-type="date" office:date-value="2016-08-10T00:00:00" table:style-name="ce53">
            <text:p>10.8.16</text:p>
          </table:table-cell>
          <table:table-cell office:value-type="time" office:time-value="PT6H50M0S" table:style-name="ce61">
            <text:p>06:50</text:p>
          </table:table-cell>
          <table:table-cell office:value-type="time" office:time-value="PT4H0M0S" table:style-name="ce29">
            <text:p>04:00</text:p>
          </table:table-cell>
          <table:table-cell office:value-type="float" office:value="45.991959999999999" table:style-name="ce42">
            <text:p>45.99196</text:p>
          </table:table-cell>
          <table:table-cell office:value-type="float" office:value="99.560980000000001" table:style-name="ce41">
            <text:p>99.56098</text:p>
          </table:table-cell>
          <table:table-cell office:value-type="float" office:value="1619" table:style-name="ce43">
            <text:p>1619</text:p>
          </table:table-cell>
          <table:table-cell office:value-type="string" table:style-name="ce41">
            <text:p>EDE</text:p>
          </table:table-cell>
          <table:table-cell office:value-type="float" office:value="15" table:style-name="ce41">
            <text:p>15</text:p>
          </table:table-cell>
          <table:table-cell table:style-name="ce41"/>
          <table:table-cell office:value-type="float" office:value="512" table:style-name="ce41">
            <text:p>512</text:p>
          </table:table-cell>
          <table:table-cell table:style-name="ce42"/>
          <table:table-cell table:style-name="ce41"/>
          <table:table-cell table:style-name="ce43"/>
          <table:table-cell office:value-type="string" table:style-name="ce42">
            <text:p>66/64</text:p>
          </table:table-cell>
          <table:table-cell office:value-type="string" table:style-name="ce44">
            <text:p>12/10</text:p>
          </table:table-cell>
          <table:table-cell table:style-name="ce43"/>
          <table:table-cell table:style-name="ce45"/>
          <table:table-cell table:style-name="ce52"/>
          <table:table-cell table:number-columns-repeated="16364" table:style-name="ce1"/>
        </table:table-row>
        <table:table-row table:style-name="ro2">
          <table:table-cell office:value-type="string" table:style-name="ce25">
            <text:p>4385T</text:p>
          </table:table-cell>
          <table:table-cell office:value-type="date" office:date-value="2016-08-05T00:00:00" table:style-name="ce51">
            <text:p>5.8.16</text:p>
          </table:table-cell>
          <table:table-cell office:value-type="date" office:date-value="2016-08-10T00:00:00" table:style-name="ce53">
            <text:p>10.8.16</text:p>
          </table:table-cell>
          <table:table-cell office:value-type="time" office:time-value="PT8H10M0S" table:style-name="ce61">
            <text:p>08:10</text:p>
          </table:table-cell>
          <table:table-cell office:value-type="time" office:time-value="PT4H45M0S" table:style-name="ce29">
            <text:p>04:45</text:p>
          </table:table-cell>
          <table:table-cell office:value-type="float" office:value="45.810519999999997" table:style-name="ce42">
            <text:p>45.81052</text:p>
          </table:table-cell>
          <table:table-cell office:value-type="float" office:value="99.509730000000005" table:style-name="ce41">
            <text:p>99.50973</text:p>
          </table:table-cell>
          <table:table-cell office:value-type="float" office:value="1394" table:style-name="ce43">
            <text:p>1394</text:p>
          </table:table-cell>
          <table:table-cell office:value-type="string" table:style-name="ce41">
            <text:p>EDE</text:p>
          </table:table-cell>
          <table:table-cell office:value-type="float" office:value="20" table:style-name="ce41">
            <text:p>20</text:p>
          </table:table-cell>
          <table:table-cell table:style-name="ce41"/>
          <table:table-cell office:value-type="float" office:value="512" table:style-name="ce41">
            <text:p>512</text:p>
          </table:table-cell>
          <table:table-cell table:style-name="ce42"/>
          <table:table-cell table:style-name="ce41"/>
          <table:table-cell table:style-name="ce43"/>
          <table:table-cell office:value-type="string" table:style-name="ce42">
            <text:p>61/66</text:p>
          </table:table-cell>
          <table:table-cell office:value-type="string" table:style-name="ce44">
            <text:p>34/5</text:p>
          </table:table-cell>
          <table:table-cell table:style-name="ce43"/>
          <table:table-cell table:style-name="ce45"/>
          <table:table-cell table:style-name="ce52"/>
          <table:table-cell table:number-columns-repeated="16364" table:style-name="ce1"/>
        </table:table-row>
        <table:table-row table:style-name="ro2">
          <table:table-cell office:value-type="string" table:style-name="ce25">
            <text:p>4400T</text:p>
          </table:table-cell>
          <table:table-cell office:value-type="date" office:date-value="2016-08-05T00:00:00" table:style-name="ce51">
            <text:p>5.8.16</text:p>
          </table:table-cell>
          <table:table-cell office:value-type="date" office:date-value="2016-08-10T00:00:00" table:style-name="ce53">
            <text:p>10.8.16</text:p>
          </table:table-cell>
          <table:table-cell office:value-type="time" office:time-value="PT9H50M0S" table:style-name="ce61">
            <text:p>09:50</text:p>
          </table:table-cell>
          <table:table-cell table:style-name="ce29"/>
          <table:table-cell office:value-type="float" office:value="45.672089999999997" table:style-name="ce42">
            <text:p>45.67209</text:p>
          </table:table-cell>
          <table:table-cell office:value-type="float" office:value="99.466350000000006" table:style-name="ce41">
            <text:p>99.46635</text:p>
          </table:table-cell>
          <table:table-cell office:value-type="float" office:value="1362" table:style-name="ce43">
            <text:p>1362</text:p>
          </table:table-cell>
          <table:table-cell office:value-type="string" table:style-name="ce41">
            <text:p>EDE</text:p>
          </table:table-cell>
          <table:table-cell office:value-type="float" office:value="5" table:style-name="ce41">
            <text:p>5</text:p>
          </table:table-cell>
          <table:table-cell table:style-name="ce41"/>
          <table:table-cell office:value-type="float" office:value="500" table:style-name="ce41">
            <text:p>500</text:p>
          </table:table-cell>
          <table:table-cell table:style-name="ce42"/>
          <table:table-cell table:style-name="ce41"/>
          <table:table-cell table:style-name="ce43"/>
          <table:table-cell office:value-type="string" table:style-name="ce42">
            <text:p>64/64</text:p>
          </table:table-cell>
          <table:table-cell office:value-type="string" table:style-name="ce44">
            <text:p>58/67</text:p>
          </table:table-cell>
          <table:table-cell table:style-name="ce43"/>
          <table:table-cell table:style-name="ce45"/>
          <table:table-cell office:value-type="string" table:style-name="ce52">
            <text:p>shutoff on 7.8.16 21:50</text:p>
          </table:table-cell>
          <table:table-cell table:number-columns-repeated="16364" table:style-name="ce1"/>
        </table:table-row>
        <table:table-row table:style-name="ro2">
          <table:table-cell table:style-name="ce17"/>
          <table:table-cell table:number-columns-repeated="2" table:style-name="ce60"/>
          <table:table-cell table:number-columns-repeated="2" table:style-name="ce20"/>
          <table:table-cell table:number-columns-repeated="13" table:style-name="ce21"/>
          <table:table-cell table:style-name="ce24"/>
          <table:table-cell table:style-name="ce21"/>
          <table:table-cell table:number-columns-repeated="16364" table:style-name="ce1"/>
        </table:table-row>
        <table:table-row table:style-name="ro2">
          <table:table-cell office:value-type="string" table:style-name="ce25">
            <text:p>3350B</text:p>
          </table:table-cell>
          <table:table-cell office:value-type="date" office:date-value="2016-08-06T00:00:00" table:style-name="ce51">
            <text:p>6.8.16</text:p>
          </table:table-cell>
          <table:table-cell office:value-type="date" office:date-value="2016-08-10T00:00:00" table:style-name="ce53">
            <text:p>10.8.16</text:p>
          </table:table-cell>
          <table:table-cell office:value-type="time" office:time-value="PT2H25M0S" table:style-name="ce61">
            <text:p>02:25</text:p>
          </table:table-cell>
          <table:table-cell office:value-type="time" office:time-value="PT2H30M0S" table:style-name="ce29">
            <text:p>02:30</text:p>
          </table:table-cell>
          <table:table-cell office:value-type="float" office:value="46.051349999999999" table:style-name="ce42">
            <text:p>46.05135</text:p>
          </table:table-cell>
          <table:table-cell office:value-type="float" office:value="100.20058" table:style-name="ce41">
            <text:p>100.20058</text:p>
          </table:table-cell>
          <table:table-cell office:value-type="float" office:value="1771" table:style-name="ce43">
            <text:p>1771</text:p>
          </table:table-cell>
          <table:table-cell office:value-type="string" table:style-name="ce42">
            <text:p>SPAM</text:p>
          </table:table-cell>
          <table:table-cell office:value-type="float" office:value="56" table:style-name="ce41">
            <text:p>56</text:p>
          </table:table-cell>
          <table:table-cell office:value-type="float" office:value="106" table:style-name="ce41">
            <text:p>106</text:p>
          </table:table-cell>
          <table:table-cell office:value-type="string" table:style-name="ce43">
            <text:p>50 &amp; 500</text:p>
          </table:table-cell>
          <table:table-cell office:value-type="float" office:value="6402" table:style-name="ce42">
            <text:p>6402</text:p>
          </table:table-cell>
          <table:table-cell office:value-type="float" office:value="6403" table:style-name="ce41">
            <text:p>6403</text:p>
          </table:table-cell>
          <table:table-cell office:value-type="float" office:value="10010" table:style-name="ce43">
            <text:p>10010</text:p>
          </table:table-cell>
          <table:table-cell office:value-type="string" table:style-name="ce42">
            <text:p>62.7/63.2</text:p>
          </table:table-cell>
          <table:table-cell table:style-name="ce44"/>
          <table:table-cell office:value-type="string" table:style-name="ce43">
            <text:p>0.3/0.6</text:p>
          </table:table-cell>
          <table:table-cell office:value-type="string" table:style-name="ce62">
            <text:p>8/4</text:p>
          </table:table-cell>
          <table:table-cell office:value-type="string" table:style-name="ce56">
            <text:p>shutoff on 9.8.16 17:00, lack of power?</text:p>
          </table:table-cell>
          <table:table-cell table:number-columns-repeated="38" table:style-name="ce57"/>
          <table:table-cell table:number-columns-repeated="942" table:style-name="ce58"/>
          <table:table-cell table:number-columns-repeated="15384"/>
        </table:table-row>
        <table:table-row table:style-name="ro2">
          <table:table-cell table:style-name="ce17"/>
          <table:table-cell table:number-columns-repeated="2" table:style-name="ce60"/>
          <table:table-cell table:number-columns-repeated="2" table:style-name="ce20"/>
          <table:table-cell table:number-columns-repeated="13" table:style-name="ce21"/>
          <table:table-cell table:style-name="ce24"/>
          <table:table-cell table:style-name="ce21"/>
          <table:table-cell table:number-columns-repeated="16364" table:style-name="ce1"/>
        </table:table-row>
        <table:table-row table:style-name="ro2">
          <table:table-cell office:value-type="string" table:style-name="ce25">
            <text:p>3250B</text:p>
          </table:table-cell>
          <table:table-cell office:value-type="date" office:date-value="2016-08-07T00:00:00" table:style-name="ce51">
            <text:p>7.8.16</text:p>
          </table:table-cell>
          <table:table-cell office:value-type="date" office:date-value="2016-08-13T00:00:00" table:style-name="ce59">
            <text:p>13.8.16</text:p>
          </table:table-cell>
          <table:table-cell office:value-type="time" office:time-value="PT4H50M0S" table:style-name="ce28">
            <text:p>04:50</text:p>
          </table:table-cell>
          <table:table-cell office:value-type="time" office:time-value="PT5H0M0S" table:style-name="ce29">
            <text:p>05:00</text:p>
          </table:table-cell>
          <table:table-cell office:value-type="float" office:value="46.843299999999999" table:style-name="ce42">
            <text:p>46.8433</text:p>
          </table:table-cell>
          <table:table-cell office:value-type="float" office:value="100.40877" table:style-name="ce41">
            <text:p>100.40877</text:p>
          </table:table-cell>
          <table:table-cell office:value-type="float" office:value="2401" table:style-name="ce43">
            <text:p>2401</text:p>
          </table:table-cell>
          <table:table-cell office:value-type="string" table:style-name="ce41">
            <text:p>SPAM</text:p>
          </table:table-cell>
          <table:table-cell office:value-type="float" office:value="17" table:style-name="ce41">
            <text:p>17</text:p>
          </table:table-cell>
          <table:table-cell office:value-type="float" office:value="146" table:style-name="ce41">
            <text:p>146</text:p>
          </table:table-cell>
          <table:table-cell office:value-type="string" table:style-name="ce41">
            <text:p>50 &amp; 500</text:p>
          </table:table-cell>
          <table:table-cell office:value-type="float" office:value="6428" table:style-name="ce42">
            <text:p>6428</text:p>
          </table:table-cell>
          <table:table-cell office:value-type="float" office:value="6432" table:style-name="ce41">
            <text:p>6432</text:p>
          </table:table-cell>
          <table:table-cell office:value-type="float" office:value="10014" table:style-name="ce43">
            <text:p>10014</text:p>
          </table:table-cell>
          <table:table-cell office:value-type="string" table:style-name="ce42">
            <text:p>63.9/62.5</text:p>
          </table:table-cell>
          <table:table-cell office:value-type="string" table:style-name="ce44">
            <text:p>0/22</text:p>
          </table:table-cell>
          <table:table-cell office:value-type="string" table:style-name="ce43">
            <text:p>1/0.9</text:p>
          </table:table-cell>
          <table:table-cell office:value-type="string" table:style-name="ce45">
            <text:p>8/4</text:p>
          </table:table-cell>
          <table:table-cell table:style-name="ce37"/>
          <table:table-cell table:number-columns-repeated="16364" table:style-name="ce1"/>
        </table:table-row>
        <table:table-row table:style-name="ro2">
          <table:table-cell table:style-name="ce17"/>
          <table:table-cell table:number-columns-repeated="2" table:style-name="ce60"/>
          <table:table-cell table:number-columns-repeated="2" table:style-name="ce20"/>
          <table:table-cell table:number-columns-repeated="13" table:style-name="ce21"/>
          <table:table-cell table:style-name="ce24"/>
          <table:table-cell table:style-name="ce21"/>
          <table:table-cell table:number-columns-repeated="16364" table:style-name="ce1"/>
        </table:table-row>
        <table:table-row table:style-name="ro2">
          <table:table-cell office:value-type="string" table:style-name="ce25">
            <text:p>3400B</text:p>
          </table:table-cell>
          <table:table-cell office:value-type="date" office:date-value="2016-08-08T00:00:00" table:style-name="ce51">
            <text:p>8.8.16</text:p>
          </table:table-cell>
          <table:table-cell office:value-type="date" office:date-value="2016-08-11T00:00:00" table:style-name="ce59">
            <text:p>11.8.16</text:p>
          </table:table-cell>
          <table:table-cell office:value-type="time" office:time-value="PT6H15M0S" table:style-name="ce28">
            <text:p>06:15</text:p>
          </table:table-cell>
          <table:table-cell office:value-type="time" office:time-value="PT5H45M0S" table:style-name="ce29">
            <text:p>05:45</text:p>
          </table:table-cell>
          <table:table-cell office:value-type="float" office:value="46.201709999999999" table:style-name="ce42">
            <text:p>46.20171</text:p>
          </table:table-cell>
          <table:table-cell office:value-type="float" office:value="100.89848000000001" table:style-name="ce41">
            <text:p>100.89848</text:p>
          </table:table-cell>
          <table:table-cell office:value-type="float" office:value="1948" table:style-name="ce43">
            <text:p>1948</text:p>
          </table:table-cell>
          <table:table-cell office:value-type="string" table:style-name="ce41">
            <text:p>SPAM</text:p>
          </table:table-cell>
          <table:table-cell office:value-type="float" office:value="36" table:style-name="ce41">
            <text:p>36</text:p>
          </table:table-cell>
          <table:table-cell office:value-type="float" office:value="144" table:style-name="ce41">
            <text:p>144</text:p>
          </table:table-cell>
          <table:table-cell office:value-type="string" table:style-name="ce41">
            <text:p>50 &amp; 500</text:p>
          </table:table-cell>
          <table:table-cell office:value-type="float" office:value="6130" table:style-name="ce42">
            <text:p>6130</text:p>
          </table:table-cell>
          <table:table-cell office:value-type="float" office:value="6434" table:style-name="ce41">
            <text:p>6434</text:p>
          </table:table-cell>
          <table:table-cell office:value-type="float" office:value="10001" table:style-name="ce43">
            <text:p>10001</text:p>
          </table:table-cell>
          <table:table-cell office:value-type="string" table:style-name="ce42">
            <text:p>62/63</text:p>
          </table:table-cell>
          <table:table-cell office:value-type="string" table:style-name="ce44">
            <text:p>22/19</text:p>
          </table:table-cell>
          <table:table-cell office:value-type="string" table:style-name="ce43">
            <text:p>1.1/1.3</text:p>
          </table:table-cell>
          <table:table-cell office:value-type="string" table:style-name="ce45">
            <text:p>8/4</text:p>
          </table:table-cell>
          <table:table-cell table:style-name="ce37"/>
          <table:table-cell table:number-columns-repeated="16364" table:style-name="ce1"/>
        </table:table-row>
        <table:table-row table:style-name="ro2">
          <table:table-cell table:style-name="ce17"/>
          <table:table-cell table:number-columns-repeated="2" table:style-name="ce60"/>
          <table:table-cell table:number-columns-repeated="2" table:style-name="ce20"/>
          <table:table-cell table:number-columns-repeated="13" table:style-name="ce21"/>
          <table:table-cell table:style-name="ce24"/>
          <table:table-cell table:style-name="ce21"/>
          <table:table-cell table:number-columns-repeated="16364" table:style-name="ce1"/>
        </table:table-row>
        <table:table-row table:style-name="ro2">
          <table:table-cell office:value-type="string" table:style-name="ce25">
            <text:p>2415T</text:p>
          </table:table-cell>
          <table:table-cell office:value-type="date" office:date-value="2016-08-09T00:00:00" table:style-name="ce51">
            <text:p>9.8.16</text:p>
          </table:table-cell>
          <table:table-cell office:value-type="date" office:date-value="2016-08-11T00:00:00" table:style-name="ce59">
            <text:p>11.8.16</text:p>
          </table:table-cell>
          <table:table-cell office:value-type="time" office:time-value="PT2H50M0S" table:style-name="ce28">
            <text:p>02:50</text:p>
          </table:table-cell>
          <table:table-cell office:value-type="time" office:time-value="PT3H15M0S" table:style-name="ce29">
            <text:p>03:15</text:p>
          </table:table-cell>
          <table:table-cell office:value-type="float" office:value="45.397379999999998" table:style-name="ce42">
            <text:p>45.39738</text:p>
          </table:table-cell>
          <table:table-cell office:value-type="float" office:value="100.5408" table:style-name="ce41">
            <text:p>100.5408</text:p>
          </table:table-cell>
          <table:table-cell office:value-type="float" office:value="1352" table:style-name="ce43">
            <text:p>1352</text:p>
          </table:table-cell>
          <table:table-cell office:value-type="string" table:style-name="ce41">
            <text:p>EDE</text:p>
          </table:table-cell>
          <table:table-cell office:value-type="float" office:value="16" table:style-name="ce41">
            <text:p>16</text:p>
          </table:table-cell>
          <table:table-cell table:style-name="ce41"/>
          <table:table-cell office:value-type="float" office:value="512" table:style-name="ce41">
            <text:p>512</text:p>
          </table:table-cell>
          <table:table-cell table:style-name="ce42"/>
          <table:table-cell table:style-name="ce41"/>
          <table:table-cell table:style-name="ce43"/>
          <table:table-cell office:value-type="string" table:style-name="ce42">
            <text:p>61.9/54.1</text:p>
          </table:table-cell>
          <table:table-cell office:value-type="string" table:style-name="ce44">
            <text:p>19/3</text:p>
          </table:table-cell>
          <table:table-cell office:value-type="string" table:style-name="ce43">
            <text:p>1.8/1.5</text:p>
          </table:table-cell>
          <table:table-cell table:style-name="ce45"/>
          <table:table-cell table:style-name="ce37"/>
          <table:table-cell table:number-columns-repeated="16364" table:style-name="ce1"/>
        </table:table-row>
        <table:table-row table:style-name="ro2">
          <table:table-cell office:value-type="string" table:style-name="ce25">
            <text:p>2430T</text:p>
          </table:table-cell>
          <table:table-cell office:value-type="date" office:date-value="2016-08-09T00:00:00" table:style-name="ce51">
            <text:p>9.8.16</text:p>
          </table:table-cell>
          <table:table-cell office:value-type="date" office:date-value="2016-08-11T00:00:00" table:style-name="ce59">
            <text:p>11.8.16</text:p>
          </table:table-cell>
          <table:table-cell office:value-type="time" office:time-value="PT4H20M0S" table:style-name="ce28">
            <text:p>04:20</text:p>
          </table:table-cell>
          <table:table-cell office:value-type="time" office:time-value="PT2H35M0S" table:style-name="ce29">
            <text:p>02:35</text:p>
          </table:table-cell>
          <table:table-cell office:value-type="float" office:value="45.242660000000001" table:style-name="ce42">
            <text:p>45.24266</text:p>
          </table:table-cell>
          <table:table-cell office:value-type="float" office:value="100.69029" table:style-name="ce41">
            <text:p>100.69029</text:p>
          </table:table-cell>
          <table:table-cell office:value-type="float" office:value="1313" table:style-name="ce43">
            <text:p>1313</text:p>
          </table:table-cell>
          <table:table-cell office:value-type="string" table:style-name="ce41">
            <text:p>EDE</text:p>
          </table:table-cell>
          <table:table-cell office:value-type="float" office:value="19" table:style-name="ce41">
            <text:p>19</text:p>
          </table:table-cell>
          <table:table-cell table:style-name="ce41"/>
          <table:table-cell office:value-type="float" office:value="512" table:style-name="ce41">
            <text:p>512</text:p>
          </table:table-cell>
          <table:table-cell table:style-name="ce42"/>
          <table:table-cell table:style-name="ce41"/>
          <table:table-cell table:style-name="ce43"/>
          <table:table-cell office:value-type="string" table:style-name="ce42">
            <text:p>58.6/59.4</text:p>
          </table:table-cell>
          <table:table-cell office:value-type="string" table:style-name="ce44">
            <text:p>6/20</text:p>
          </table:table-cell>
          <table:table-cell office:value-type="string" table:style-name="ce43">
            <text:p>0.6/0.7</text:p>
          </table:table-cell>
          <table:table-cell table:style-name="ce45"/>
          <table:table-cell table:style-name="ce37"/>
          <table:table-cell table:number-columns-repeated="16364" table:style-name="ce1"/>
        </table:table-row>
        <table:table-row table:style-name="ro2">
          <table:table-cell table:style-name="ce17"/>
          <table:table-cell table:number-columns-repeated="2" table:style-name="ce60"/>
          <table:table-cell table:number-columns-repeated="2" table:style-name="ce20"/>
          <table:table-cell table:number-columns-repeated="13" table:style-name="ce21"/>
          <table:table-cell table:style-name="ce24"/>
          <table:table-cell table:style-name="ce21"/>
          <table:table-cell table:number-columns-repeated="16364" table:style-name="ce1"/>
        </table:table-row>
        <table:table-row table:style-name="ro2">
          <table:table-cell office:value-type="string" table:style-name="ce25">
            <text:p>3300B</text:p>
          </table:table-cell>
          <table:table-cell office:value-type="date" office:date-value="2016-08-10T00:00:00" table:style-name="ce51">
            <text:p>10.8.16</text:p>
          </table:table-cell>
          <table:table-cell office:value-type="date" office:date-value="2016-08-13T00:00:00" table:style-name="ce53">
            <text:p>13.8.16</text:p>
          </table:table-cell>
          <table:table-cell office:value-type="time" office:time-value="PT7H30M0S" table:style-name="ce61">
            <text:p>07:30</text:p>
          </table:table-cell>
          <table:table-cell office:value-type="time" office:time-value="PT7H50M0S" table:style-name="ce29">
            <text:p>07:50</text:p>
          </table:table-cell>
          <table:table-cell office:value-type="float" office:value="46.478659999999998" table:style-name="ce42">
            <text:p>46.47866</text:p>
          </table:table-cell>
          <table:table-cell office:value-type="float" office:value="100.32639" table:style-name="ce41">
            <text:p>100.32639</text:p>
          </table:table-cell>
          <table:table-cell office:value-type="float" office:value="2227" table:style-name="ce43">
            <text:p>2227</text:p>
          </table:table-cell>
          <table:table-cell office:value-type="string" table:style-name="ce41">
            <text:p>SPAM</text:p>
          </table:table-cell>
          <table:table-cell office:value-type="float" office:value="56" table:style-name="ce41">
            <text:p>56</text:p>
          </table:table-cell>
          <table:table-cell office:value-type="float" office:value="106" table:style-name="ce41">
            <text:p>106</text:p>
          </table:table-cell>
          <table:table-cell office:value-type="string" table:style-name="ce41">
            <text:p>50 &amp; 500</text:p>
          </table:table-cell>
          <table:table-cell office:value-type="float" office:value="6403" table:style-name="ce42">
            <text:p>6403</text:p>
          </table:table-cell>
          <table:table-cell office:value-type="float" office:value="6402" table:style-name="ce41">
            <text:p>6402</text:p>
          </table:table-cell>
          <table:table-cell office:value-type="float" office:value="10010" table:style-name="ce43">
            <text:p>10010</text:p>
          </table:table-cell>
          <table:table-cell office:value-type="string" table:style-name="ce42">
            <text:p>64.5/63.4</text:p>
          </table:table-cell>
          <table:table-cell office:value-type="string" table:style-name="ce44">
            <text:p>6/3</text:p>
          </table:table-cell>
          <table:table-cell office:value-type="string" table:style-name="ce43">
            <text:p>0.8/0.8</text:p>
          </table:table-cell>
          <table:table-cell table:style-name="ce45"/>
          <table:table-cell office:value-type="string" table:style-name="ce52">
            <text:p>Visit: 12.8.16 3:00; gain was 1/1 restarted recording with gain 8/4</text:p>
          </table:table-cell>
          <table:table-cell table:number-columns-repeated="38" table:style-name="ce57"/>
          <table:table-cell table:number-columns-repeated="942" table:style-name="ce58"/>
          <table:table-cell table:number-columns-repeated="15384"/>
        </table:table-row>
        <table:table-row table:style-name="ro2">
          <table:table-cell table:style-name="ce17"/>
          <table:table-cell table:number-columns-repeated="2" table:style-name="ce60"/>
          <table:table-cell table:number-columns-repeated="2" table:style-name="ce20"/>
          <table:table-cell table:number-columns-repeated="13" table:style-name="ce21"/>
          <table:table-cell table:style-name="ce24"/>
          <table:table-cell table:style-name="ce21"/>
          <table:table-cell table:number-columns-repeated="16364" table:style-name="ce1"/>
        </table:table-row>
        <table:table-row table:style-name="ro2">
          <table:table-cell office:value-type="string" table:style-name="ce25">
            <text:p>4235T</text:p>
          </table:table-cell>
          <table:table-cell office:value-type="date" office:date-value="2016-08-12T00:00:00" table:style-name="ce51">
            <text:p>12.8.16</text:p>
          </table:table-cell>
          <table:table-cell office:value-type="date" office:date-value="2016-08-13T00:00:00" table:style-name="ce53">
            <text:p>13.8.16</text:p>
          </table:table-cell>
          <table:table-cell office:value-type="time" office:time-value="PT12H50M0S" table:style-name="ce61">
            <text:p>12:50</text:p>
          </table:table-cell>
          <table:table-cell office:value-type="time" office:time-value="PT0H10M0S" table:style-name="ce29">
            <text:p>00:10</text:p>
          </table:table-cell>
          <table:table-cell office:value-type="float" office:value="47.172719999999998" table:style-name="ce42">
            <text:p>47.17272</text:p>
          </table:table-cell>
          <table:table-cell office:value-type="float" office:value="99.801569999999998" table:style-name="ce41">
            <text:p>99.80157</text:p>
          </table:table-cell>
          <table:table-cell office:value-type="float" office:value="2445" table:style-name="ce43">
            <text:p>2445</text:p>
          </table:table-cell>
          <table:table-cell office:value-type="string" table:style-name="ce41">
            <text:p>EDE</text:p>
          </table:table-cell>
          <table:table-cell office:value-type="float" office:value="17" table:style-name="ce41">
            <text:p>17</text:p>
          </table:table-cell>
          <table:table-cell table:style-name="ce41"/>
          <table:table-cell office:value-type="float" office:value="512" table:style-name="ce41">
            <text:p>512</text:p>
          </table:table-cell>
          <table:table-cell table:style-name="ce42"/>
          <table:table-cell table:style-name="ce41"/>
          <table:table-cell table:style-name="ce43"/>
          <table:table-cell office:value-type="string" table:style-name="ce42">
            <text:p>66.4/66</text:p>
          </table:table-cell>
          <table:table-cell office:value-type="string" table:style-name="ce44">
            <text:p>6/1</text:p>
          </table:table-cell>
          <table:table-cell office:value-type="string" table:style-name="ce43">
            <text:p>0.6/0.4</text:p>
          </table:table-cell>
          <table:table-cell table:style-name="ce45"/>
          <table:table-cell table:style-name="ce52"/>
          <table:table-cell table:number-columns-repeated="38" table:style-name="ce57"/>
          <table:table-cell table:number-columns-repeated="942" table:style-name="ce58"/>
          <table:table-cell table:number-columns-repeated="15384"/>
        </table:table-row>
        <table:table-row table:style-name="ro2">
          <table:table-cell table:number-columns-repeated="20" table:style-name="ce58"/>
          <table:table-cell table:number-columns-repeated="16364" table:style-name="ce1"/>
        </table:table-row>
        <table:table-row table:style-name="ro2">
          <table:table-cell table:number-columns-repeated="7" table:style-name="ce1"/>
          <table:table-cell office:value-type="float" office:value="1935.5416666666667" table:formula="of:=AVERAGE([.H5:.H43])" table:style-name="ce57">
            <text:p>1935.541667</text:p>
          </table:table-cell>
          <table:table-cell table:number-columns-repeated="16376" table:style-name="ce1"/>
        </table:table-row>
        <table:table-row table:style-name="ro2">
          <table:table-cell table:number-columns-repeated="7" table:style-name="ce1"/>
          <table:table-cell office:value-type="float" office:value="1313" table:formula="of:=MIN([.H6:.H43])" table:style-name="ce57">
            <text:p>1313</text:p>
          </table:table-cell>
          <table:table-cell table:number-columns-repeated="16376" table:style-name="ce1"/>
        </table:table-row>
        <table:table-row table:style-name="ro2">
          <table:table-cell table:number-columns-repeated="7" table:style-name="ce1"/>
          <table:table-cell office:value-type="float" office:value="2445" table:formula="of:=MAX([.H6:.H43])" table:style-name="ce57">
            <text:p>2445</text:p>
          </table:table-cell>
          <table:table-cell table:number-columns-repeated="16376" table:style-name="ce1"/>
        </table:table-row>
        <table:table-row table:style-name="ro2">
          <table:table-cell table:number-columns-repeated="16384" table:style-name="ce1"/>
        </table:table-row>
        <table:table-row table:number-rows-repeated="1048528" table:style-name="ro1">
          <table:table-cell table:number-columns-repeated="16384"/>
        </table:table-row>
      </table:table>
      <table:table table:name="Sheet2" table:style-name="ta1">
        <table:table-column table:style-name="co6" table:number-columns-repeated="1024" table:default-cell-style-name="ce1"/>
        <table:table-column table:style-name="co12" table:number-columns-repeated="15360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1">
        <table:table-column table:style-name="co6" table:number-columns-repeated="1024" table:default-cell-style-name="ce1"/>
        <table:table-column table:style-name="co12" table:number-columns-repeated="15360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 number:language="de" number:country="DE">
      <number:day/>
      <number:text>.</number:text>
      <number:month/>
      <number:text>.</number:text>
      <number:year/>
    </number:date-style>
    <number:time-style style:name="N37">
      <number:hours number:style="long"/>
      <number:text>:</number:text>
      <number:minutes number:style="long"/>
    </number:time-style>
    <number:time-style style:name="N38" number:language="de" number:country="DE">
      <number:hours number:style="long"/>
      <number:text>:</number:text>
      <number:minutes number:style="long"/>
    </number:time-style>
    <number:date-style style:name="N39" number:language="de" number:country="DE">
      <number:day number:style="long"/>
      <number:text>. </number:text>
      <number:month number:textual="true"/>
    </number:date-style>
    <number:number-style style:name="N40P0">
      <number:number number:decimal-places="2" number:min-integer-digits="1" number:grouping="true"/>
      <number:text>    </number:text>
    </number:number-style>
    <number:number-style style:name="N40P1">
      <number:number number:decimal-places="2" number:min-integer-digits="1" number:grouping="true"/>
      <number:text>    </number:text>
    </number:number-style>
    <number:number-style style:name="N40P2">
      <number:text>-</number:text>
      <number:number number:decimal-places="0" number:min-integer-digits="0">
        <number:embedded-text number:position="0">    </number:embedded-text>
      </number:number>
    </number:number-style>
    <number:text-style style:name="N40"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currency-style style:name="N41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41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1P0"/>
    </number:currency-style>
    <style:style style:name="Excel_32_Built-in_32_Comma" style:display-name="Excel Built-in Comma" style:family="table-cell" style:data-style-name="N40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1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x</meta:initial-creator>
    <dc:creator>Matthew Comeau</dc:creator>
    <meta:creation-date>2016-07-12T06:13:30Z</meta:creation-date>
    <dc:date>2016-11-04T11:02:17Z</dc:date>
    <meta:editing-cycles>16</meta:editing-cycles>
    <meta:editing-duration>PT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